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rsid="0009197c" officeooo:paragraph-rsid="0009197c" style:font-weight-asian="normal" style:font-weight-complex="normal"/>
    </style:style>
    <style:style style:name="P4" style:family="paragraph" style:parent-style-name="Standard">
      <style:text-properties fo:font-weight="normal" officeooo:paragraph-rsid="0009197c" style:font-weight-asian="normal" style:font-weight-complex="normal"/>
    </style:style>
    <style:style style:name="T1" style:family="text">
      <style:text-properties officeooo:rsid="000919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flichtenheft / Feinkonzept / Fachkonzep<text:span text:style-name="T1">t</text:span></text:p>
      <text:p text:style-name="P1"/>
      <text:p text:style-name="P4"><text:span text:style-name="T1">Autoren:</text:span></text:p>
      <text:p text:style-name="P4">Paul Abent, Luis Bueno Gomez, Marvin Heck, Niclas Luther </text:p>
      <text:p text:style-name="P2"/>
      <text:p text:style-name="P3">Titel:</text:p>
      <text:p text:style-name="P3">Fußballwetten</text:p>
      <text:p text:style-name="P3"/>
      <text:p text:style-name="P3">Idee:</text:p>
      <text:p text:style-name="P3">Das Programm soll bestimmen welche Mannschaft die höchste Wahrscheinlichkeit zu gewinnen, bzw. unentschieden in die Bundesliga spielen werden.</text:p>
      <text:p text:style-name="P3">Dafür wird eine Komplizierte Algorithmus benutzt, die die Stärke der Mahnschafte misst <text:s/>und die Variable wie Heim oder Gast Spiel berücksichtigt. </text:p>
      <text:p text:style-name="P3"/>
      <text:p text:style-name="P3"/>
      <text:p text:style-name="P3">Aufgaben</text:p>
      <text:p text:style-name="P3"/>
      <text:p text:style-name="P3">Programm Planung </text:p>
      <text:p text:style-name="P3">Programmablaufplan</text:p>
      <text:p text:style-name="P3">Programmierung </text:p>
      <text:p text:style-name="P3">Testen</text:p>
      <text:p text:style-name="P3">Optionale Funktionen</text:p>
      <text:p text:style-name="P3">Testen</text:p>
      <text:p text:style-name="P3">Abgabe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08:18:06.755000000</meta:creation-date>
    <dc:date>2019-03-07T08:56:26.924000000</dc:date>
    <meta:editing-duration>PT23M10S</meta:editing-duration>
    <meta:editing-cycles>1</meta:editing-cycles>
    <meta:document-statistic meta:table-count="0" meta:image-count="0" meta:object-count="0" meta:page-count="1" meta:paragraph-count="16" meta:word-count="67" meta:character-count="514" meta:non-whitespace-character-count="458"/>
    <meta:generator>LibreOffice/4.3.7.2$Windows_x86 LibreOffice_project/8a35821d8636a03b8bf4e15b48f59794652c68ba</meta:generator>
  </office:meta>
</office:document-meta>
</file>